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7.1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4.75mm"/>
    </style:style>
    <style:style style:name="co14" style:family="table-column">
      <style:table-column-properties fo:break-before="auto" style:column-width="123.53mm"/>
    </style:style>
    <style:style style:name="co15" style:family="table-column">
      <style:table-column-properties fo:break-before="auto" style:column-width="20.78mm"/>
    </style:style>
    <style:style style:name="co16" style:family="table-column">
      <style:table-column-properties fo:break-before="auto" style:column-width="19.6mm"/>
    </style:style>
    <style:style style:name="co17" style:family="table-column">
      <style:table-column-properties fo:break-before="auto" style:column-width="154.98mm"/>
    </style:style>
    <style:style style:name="co18" style:family="table-column">
      <style:table-column-properties fo:break-before="auto" style:column-width="21.04mm"/>
    </style:style>
    <style:style style:name="co19" style:family="table-column">
      <style:table-column-properties fo:break-before="auto" style:column-width="27.71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1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8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number-columns-repeated="1011" table:default-cell-style-name="ce24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42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41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42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42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42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42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1019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42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42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51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2" table:number-columns-repeated="1021" table:default-cell-style-name="ce24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2" table:number-columns-repeated="1020" table:default-cell-style-name="ce24"/>
        <table:table-row table:style-name="ro4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.00.0000</text:date>, <text:time style:data-style-name="N2" text:time-value="04:37:36.38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14T04:45:37.834000000</dc:date>
    <meta:editing-duration>P8DT17H18M25S</meta:editing-duration>
    <meta:editing-cycles>3832</meta:editing-cycles>
    <meta:document-statistic meta:table-count="3" meta:cell-count="238" meta:object-count="0"/>
    <meta:user-defined meta:name="qrichtext">1</meta:user-defined>
  </office:meta>
</office:document-meta>
</file>